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eaca" officeooo:paragraph-rsid="0018eaca"/>
    </style:style>
    <style:style style:name="P2" style:family="paragraph" style:parent-style-name="Standard">
      <style:paragraph-properties fo:line-height="200%"/>
      <style:text-properties style:font-name="Arial"/>
    </style:style>
    <style:style style:name="P3" style:family="paragraph" style:parent-style-name="Standard">
      <style:paragraph-properties fo:line-height="200%"/>
      <style:text-properties style:font-name="Arial" officeooo:paragraph-rsid="00293642"/>
    </style:style>
    <style:style style:name="P4" style:family="paragraph" style:parent-style-name="Standard">
      <style:paragraph-properties fo:line-height="200%"/>
      <style:text-properties style:font-name="Arial" officeooo:rsid="0019b108" officeooo:paragraph-rsid="0019b108"/>
    </style:style>
    <style:style style:name="P5" style:family="paragraph" style:parent-style-name="Standard">
      <style:paragraph-properties fo:line-height="200%"/>
      <style:text-properties style:font-name="Arial" officeooo:rsid="0019b108" officeooo:paragraph-rsid="00201e60"/>
    </style:style>
    <style:style style:name="P6" style:family="paragraph" style:parent-style-name="Standard">
      <style:paragraph-properties fo:line-height="200%"/>
      <style:text-properties style:font-name="Arial" officeooo:rsid="0019b108" officeooo:paragraph-rsid="0026a00a"/>
    </style:style>
    <style:style style:name="P7" style:family="paragraph" style:parent-style-name="Standard">
      <style:paragraph-properties fo:line-height="200%"/>
      <style:text-properties style:font-name="Arial" officeooo:rsid="0023c30a" officeooo:paragraph-rsid="0023c30a"/>
    </style:style>
    <style:style style:name="P8" style:family="paragraph" style:parent-style-name="Standard">
      <style:paragraph-properties fo:line-height="200%"/>
      <style:text-properties style:font-name="Arial" officeooo:rsid="001e705f" officeooo:paragraph-rsid="0023c30a"/>
    </style:style>
    <style:style style:name="P9" style:family="paragraph" style:parent-style-name="Standard">
      <style:paragraph-properties fo:line-height="200%"/>
      <style:text-properties style:font-name="Arial" officeooo:rsid="00263a35" officeooo:paragraph-rsid="00293642"/>
    </style:style>
    <style:style style:name="P10" style:family="paragraph" style:parent-style-name="Standard">
      <style:paragraph-properties fo:line-height="200%"/>
      <style:text-properties style:font-name="Arial" officeooo:rsid="001e705f" officeooo:paragraph-rsid="0023c30a"/>
    </style:style>
    <style:style style:name="P11" style:family="paragraph" style:parent-style-name="Standard" style:master-page-name="">
      <style:paragraph-properties fo:margin-left="0in" fo:margin-right="0in" fo:line-height="200%" fo:text-indent="0in" style:auto-text-indent="false" style:page-number="auto"/>
      <style:text-properties style:font-name="Arial"/>
    </style:style>
    <style:style style:name="T1" style:family="text">
      <style:text-properties officeooo:rsid="0026a00a"/>
    </style:style>
    <style:style style:name="T2" style:family="text">
      <style:text-properties officeooo:rsid="0018eaca"/>
    </style:style>
    <style:style style:name="T3" style:family="text">
      <style:text-properties officeooo:rsid="001b23e8"/>
    </style:style>
    <style:style style:name="T4" style:family="text">
      <style:text-properties officeooo:rsid="001cbcf6"/>
    </style:style>
    <style:style style:name="T5" style:family="text">
      <style:text-properties officeooo:rsid="001e705f"/>
    </style:style>
    <style:style style:name="T6" style:family="text">
      <style:text-properties officeooo:rsid="00254899"/>
    </style:style>
    <style:style style:name="T7" style:family="text">
      <style:text-properties officeooo:rsid="00266e93"/>
    </style:style>
    <style:style style:name="T8" style:family="text">
      <style:text-properties officeooo:rsid="00269b61"/>
    </style:style>
    <style:style style:name="T9" style:family="text">
      <style:text-properties officeooo:rsid="0027f07f"/>
    </style:style>
    <style:style style:name="T10" style:family="text">
      <style:text-properties officeooo:rsid="0028e349"/>
    </style:style>
    <style:style style:name="T11" style:family="text">
      <style:text-properties officeooo:rsid="00293642"/>
    </style:style>
    <style:style style:name="T12" style:family="text">
      <style:text-properties officeooo:rsid="002acfc0"/>
    </style:style>
    <style:style style:name="T13" style:family="text">
      <style:text-properties officeooo:rsid="002ce2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oft-page-break/><text:tab/><text:tab/> </text:p>
      <text:p text:style-name="P3"><text:s text:c="63"/></text:p>
      <text:p text:style-name="P3"/>
      <text:p text:style-name="P3"/>
      <text:p text:style-name="P9"><text:s text:c="64"/>Recovery Paper</text:p>
      <text:p text:style-name="P2"><text:s text:c="59"/><text:span text:style-name="T1">By Heather Gozdzialski</text:span></text:p>
      <text:p text:style-name="P2"><text:s text:c="69"/>10/22/14</text:p>
      <text:p text:style-name="P2"><text:s text:c="2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tab/>I <text:span text:style-name="T11">have</text:span> <text:span text:style-name="T1">a</text:span>lways lived with the stigma of mental illness <text:span text:style-name="T2">and of not knowing what my offical diagnosis was for a long time. <text:s/></text:span>I <text:span text:style-name="T2">didn’t</text:span> <text:span text:style-name="T2">receive</text:span> my official diagnosis until <text:span text:style-name="T2">2010. <text:s/>I think I fully came to the point of acceptance when I realized truly that Autism Spectrum Disorder was just a diagnosis and nothing more than that. <text:s/>My doctor would tell me, “when you get the flu your stomach is trying to tell you your sick by aching, Its the same as having a reaction in the brain, the brain is trying to communicate that somethings not quite right. <text:s text:c="2"/>Just as you would take medication for a cold or a flu you would take medication for this, but for a longer duration”.</text:span></text:p>
      <text:p text:style-name="P6"><text:tab/>Through my recovery journey, I have found my spirituality with the Almighty Divine to be very motivating and empowering. <text:s/>I have used meditation and communication with friends and family as a source of love and support throughout my recovery journey. <text:s/>I love watching <text:span text:style-name="T1">movies</text:span> and I enjoy <text:span text:style-name="T1">vigorous </text:span>running <text:span text:style-name="T1">and horseback riding</text:span> as <text:span text:style-name="T1">one of my </text:span>many me<text:span text:style-name="T1">nt</text:span>al and physical outlets<text:span text:style-name="T1">. <text:s/></text:span>It was when I was less communicative, more depressed, and less physical, that I felt the most lost and most distraugh<text:span text:style-name="T1">t</text:span>. <text:s/>When I communicate with friends and family if feel they bring out the best in me. <text:s/><text:span text:style-name="T7">T</text:span>hey bring out my strengths. <text:s/><text:span text:style-name="T11">Examples of my strengths would be my willpower and drive to do things. My family always said I had one direction I would move in</text:span>, <text:span text:style-name="T3">and that was forward.</text:span> </text:p>
      <text:p text:style-name="P6"><text:span text:style-name="T7"><text:tab/>T</text:span>here have been many people at NAMI that have helped <text:span text:style-name="T1">me with my</text:span> strengths and I <text:span text:style-name="T11">am</text:span> grateful for that. <text:s/><text:span text:style-name="T3">The individuals at NAMI helped build trust, understanding and awareness. With these great supports</text:span> I feel I can chart my progress better. <text:span text:style-name="T11">I also feel</text:span> supported, <text:span text:style-name="T7">valued, and</text:span> see myself in a different light. <text:s/><text:span text:style-name="T3">The trust and understanding from </text:span><text:soft-page-break/><text:span text:style-name="T3">friends and family have helped me connect with myself on a higher level which have made goals more achievable.</text:span></text:p>
      <text:p text:style-name="P4"><text:tab/> <text:span text:style-name="T4">When I did my strengths assessment I found I could put things in perspective and I could make goals measurable for myself. <text:s/>The strengths assessment was a great visual tool for me as it made my dreams become very real as they were on paper. In my “Daily Living” <text:s/>category one of my goals is having my own farm and my own home. For me this includes having the ability to own my own safe haven. It also includes independence to invest what I want for my home and pay my own bills. I also desire to have my own place for my horses. <text:s/>I want to use my horses more for horse therapy and use that <text:s/>as one of my part time jobs. This brings me to my other goal category, <text:s/>“Financial / Insurance.” <text:s/>I truly want a job that has insurance for my peace of mind. I want to feel safe with money that I have, and be able to be support myself. <text:s/>I don’t want to always rely on others.</text:span></text:p>
      <text:p text:style-name="P5"><text:tab/><text:span text:style-name="T5">Another one of my goals is to become a community counselor. I dream of helping others through some of the hardest times in their life. I want to encourage and give hope. <text:s/>I would like a masters degree in psychology. <text:s/>I am a massage therapist at this time, so I help others overcome some issues physically. <text:s/>I truly intend to help people physically, mentally, and emotionally as well as empower them! <text:s text:c="2"/>I think being a Peer Specialist, will allow me to help people be more active socially with their community. I will also help individuals have a voice. <text:s/>My “Social Supports” <text:s/>have been awesome as I have some really supportive friends. <text:s/>I always look forward to meeting new people and have some really long lasting friendships. <text:s/>I enjoy visiting people and other communities to see what other groups have to offer. <text:s/>I have always loved traveling. I want to travel and see the 7 wonders of the world. But for me sometimes just biking and hiking and riding locally is fulfilling. <text:s/>Life is to short to not enjoy yourself and see things you haven’t seen before. <text:s/>That is one of the wonderful things about </text:span><text:soft-page-break/><text:span text:style-name="T5">life, you can make time for leisure time.</text:span></text:p>
      <text:p text:style-name="P8"><text:tab/> I have always been a firm believer in self care and doing what you need to do to keep yourself well and healthy. On my parents farm I work out physically cleaning barns and running dogs to keep myself healthy and “out of my head” so to speak. <text:s/>I also treat myself to massages when ever I can to relieve stress and just to relax. I am a Reiki Master and use the healing practice on myself often. Reiki is one of my practices that I use spirituality, along with <text:s/>going to church on Sundays and yoga. For me these are types of meditation for myself and reflection with my Almighty Divine. </text:p>
      <text:p text:style-name="P8"><text:tab/>All of <text:span text:style-name="T9">my goals to which</text:span> I have <text:span text:style-name="T12">taken from the Strength Assessment. The goals</text:span> from <text:span text:style-name="T8">my</text:span> past, present, and future, will lead <text:span text:style-name="T12">my</text:span> major short term goal for the next year. That <text:span text:style-name="T12">goal is </text:span>being an active student in school. <text:span text:style-name="T9">That means</text:span> working towards a job with insurance and having a stronger horse therapy clientele. I took the accuplacer for NWTC on 9/16/14. I then applied for NWTC in 10/3/14, and will be starting 01/<text:span text:style-name="T12">3</text:span>1/15. <text:s/><text:span text:style-name="T12">M</text:span>y horse therapy has increased since 5/15/14 and I look forwar<text:span text:style-name="T8">d to</text:span> becoming a peer specialist and gaining more clientele that way in <text:span text:style-name="T13">0</text:span>1/1/2015. <text:s/></text:p>
      <text:p text:style-name="P8"><text:tab/>The strengths in the entire strengths assessment wi<text:span text:style-name="T9">ll</text:span> lead to my 5 y<text:span text:style-name="T12">ear</text:span> goal which is independence. <text:span text:style-name="T12">T</text:span>hat includes me <text:span text:style-name="T12">starting a</text:span> masters degree <text:span text:style-name="T12">program toward becoming a</text:span> community counselor, <text:span text:style-name="T12">I would also like to own </text:span>my own house and <text:span text:style-name="T12">maybe</text:span> be married. <text:span text:style-name="T9">Independence</text:span> <text:span text:style-name="T12">has </text:span>been my long term goal for a long time. <text:span text:style-name="T8">N</text:span>ow that I can focus on my short term goals, I <text:span text:style-name="T8">find the likely hood of my long term goal more achievable. </text:span><text:s/>I w<text:span text:style-name="T12">ould like</text:span> to own <text:span text:style-name="T12">a</text:span> house by the <text:span text:style-name="T12">time I complete my undergraduate degree</text:span>.</text:p>
      <text:p text:style-name="P7">My <text:span text:style-name="T12">C</text:span>ertified <text:span text:style-name="T12">P</text:span>eer <text:span text:style-name="T12">s</text:span>pecialist training has shown me the back door to succes<text:span text:style-name="T12">s. <text:s/></text:span>I have made many great connections at NAMI Fox Valley, <text:span text:style-name="T12">to which I am thankful</text:span>. <text:s/><text:span text:style-name="T9">W</text:span>riting this report has empowered me and enlightened me. <text:s/>I almost wish all this class wouldn’t end so fast. <text:s/>I <text:soft-page-break/>believe that we <text:span text:style-name="T12">can</text:span> learn more from one another, <text:span text:style-name="T12">and</text:span> in the future continue to help individuals in the community grow and build <text:span text:style-name="T10">their</text:span> own <text:span text:style-name="T6">strengths. We are the supportive building blocks of the future. <text:s/>The real question is what strength can we bui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8eaca" officeooo:paragraph-rsid="0018eaca"/>
    </style:style>
    <style:style style:name="MT1" style:family="text">
      <style:text-properties officeooo:rsid="0026a00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text:span text:style-name="MT1">ECOVERY PAP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14:24:13.698000000</meta:creation-date>
    <dc:date>2014-10-20T21:03:32.865000000</dc:date>
    <meta:editing-duration>PT18M16S</meta:editing-duration>
    <meta:editing-cycles>11</meta:editing-cycles>
    <meta:generator>LibreOffice/4.2.3.3$Windows_x86 LibreOffice_project/882f8a0a489bc99a9e60c7905a60226254cb6ff0</meta:generator>
    <meta:print-date>2014-10-20T16:45:11.224000000</meta:print-date>
    <meta:document-statistic meta:table-count="0" meta:image-count="0" meta:object-count="0" meta:page-count="6" meta:paragraph-count="16" meta:word-count="1111" meta:character-count="6395" meta:non-whitespace-character-count="4958"/>
  </office:meta>
</office:document-meta>
</file>